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1A000000EBD70B3FB31370C105.jpg" manifest:media-type="image/jpeg"/>
  <manifest:file-entry manifest:full-path="Pictures/10000000000007800000013FCCD2990B872FD422.jpg" manifest:media-type="image/jpeg"/>
  <manifest:file-entry manifest:full-path="Pictures/1000000000000020000000204B249CA79A42C6D7.png" manifest:media-type="image/png"/>
  <manifest:file-entry manifest:full-path="Pictures/10000200000000BD0000005780074AFEF1F9631A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5.677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loext:graphic-properties draw:fill-color="#ffffff"/>
    </style:style>
    <style:style style:name="T1" style:family="text">
      <style:text-properties fo:color="#0000ff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5.643cm" svg:y="11.938cm">
          <draw:image xlink:href="Pictures/10000200000000BD0000005780074AFEF1F9631A.gif" xlink:type="simple" xlink:show="embed" xlink:actuate="onLoad">
            <text:p/>
          </draw:image>
        </draw:frame>
        <draw:frame draw:style-name="gr1" draw:text-style-name="P1" draw:layer="layout" svg:width="9.886cm" svg:height="4.318cm" svg:x="4.084cm" svg:y="10.922cm">
          <draw:image xlink:href="Pictures/100000000000021A000000EBD70B3FB31370C105.jpg" xlink:type="simple" xlink:show="embed" xlink:actuate="onLoad">
            <text:p/>
          </draw:image>
        </draw:frame>
        <draw:frame presentation:style-name="pr1" draw:text-style-name="P3" draw:layer="layout" svg:width="25.146cm" svg:height="5.677cm" svg:x="1.016cm" svg:y="4.483cm" presentation:class="title" presentation:user-transformed="true">
          <draw:text-box>
            <text:p text:style-name="P2"><text:span text:style-name="T1">Práctica 1-3</text:span></text:p>
          </draw:text-box>
        </draw:frame>
        <draw:frame draw:style-name="gr1" draw:text-style-name="P1" draw:layer="layout" svg:width="15.296cm" svg:height="2.54cm" svg:x="5.842cm" svg:y="1.524cm">
          <draw:image xlink:href="Pictures/10000000000007800000013FCCD2990B872FD4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19-09-18T16:54:22.763958064</dc:date>
    <meta:editing-duration>P7DT21H5M9S</meta:editing-duration>
    <meta:editing-cycles>496</meta:editing-cycles>
    <meta:generator>LibreOffice/6.0.7.3$Linux_X86_64 LibreOffice_project/00m0$Build-3</meta:generator>
    <meta:print-date>2017-10-04T10:42:29.653181544</meta:print-date>
    <meta:document-statistic meta:object-count="27"/>
  </office:meta>
</office:document-meta>
</file>